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margin-left="0.5in" fo:margin-right="0in" fo:text-align="justify" style:justify-single-word="false" fo:text-indent="-0.25in" style:auto-text-indent="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Heading_20_2" style:master-page-name="Standard">
      <style:paragraph-properties fo:text-align="center" style:justify-single-word="false" style:page-number="1"/>
    </style:style>
    <style:style style:name="P5" style:family="paragraph" style:parent-style-name="Heading_20_3">
      <style:paragraph-properties fo:text-align="justify" style:justify-single-word="false"/>
    </style:style>
    <style:style style:name="P6" style:family="paragraph" style:parent-style-name="Heading_20_4">
      <style:paragraph-properties fo:text-align="justify" style:justify-single-word="false"/>
    </style:style>
    <style:style style:name="T1" style:family="text">
      <style:text-properties style:text-underline-style="none"/>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t038a0ud94nm"/>Borrador 1 - Documentación Proyecto Integrado</text:p>
      <text:p text:style-name="P5"><text:bookmark text:name="_x2hkav20byxt"/>Introducción</text:p>
      <text:p text:style-name="P1">[Añadir información del anteproyecto mejorada]</text:p>
      <text:p text:style-name="P1"/>
      <text:p text:style-name="P5"><text:bookmark text:name="_rjeryc7rf8az"/>Estudio de viabilidad</text:p>
      <text:p text:style-name="Heading_20_4"><text:bookmark text:name="_ujyca1nppiko"/>Alcance del proyecto</text:p>
      <text:p text:style-name="P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p>
      <text:p text:style-name="P1"/>
      <text:p text:style-name="P1">La aplicación estará destinada al público general que actualmente no dispone de un método con el que almacenar las notas tomadas diariamente, o no se encuentran satisfechas con las actuales alternativas en el mercado.</text:p>
      <text:p text:style-name="P1"/>
      <text:p text:style-name="P1">La duración estimada del proyecto es de 3 meses teniendo como plazo límite el día 18 de junio de 2019, fecha en la que la versión definitiva de la aplicación debe estar implementada en el sistema de explotación real.</text:p>
      <text:p text:style-name="P6"><text:bookmark text:name="_jpixtf4c85rd"/>Descripción del sistema actual</text:p>
      <text:p text:style-name="P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p>
      <text:p text:style-name="P1"/>
      <text:p text:style-name="P1">Además de esto, los sistemas de tomado de notas normalmente implican el uso de demasiados datos personales, y muchas de estas aplicaciones los utilizan para generar beneficios a costa de los usuarios.</text:p>
      <text:p text:style-name="P1"/>
      <text:p text:style-name="P1"/>
      <text:p text:style-name="P1"/>
      <text:p text:style-name="P6"><text:bookmark text:name="_63whsfp90g1i"/>Descripción del sistema nuevo</text:p>
      <text:p text:style-name="P1">El nuevo sistema permite al usuario escoger la posición, agrupación y personalización de cada una de sus notas, así como la gestión de sus datos personales de una forma segura y cómoda.</text:p>
      <text:p text:style-name="P1"/>
      <text:p text:style-name="P1">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p>
      <text:p text:style-name="P1"/>
      <text:list xml:id="list3536448018" text:style-name="WWNum1">
        <text:list-item>
          <text:p text:style-name="P2">Tableros: Contienen la información relativa a las notas, además de la información acerca del usuario que posee el tablero. Son el contenedor principal donde se almacenará y se mostrarán las notas.</text:p>
        </text:list-item>
        <text:list-item>
          <text:p text:style-name="P2">Notas: Contiene la información propia de la nota, de hasta 400 caracteres, además de información relativa a la misma. Entre esta información se encuentra el identificador del propietario de la nota o la fecha en la que se actualizó por última vez.</text:p>
        </text:list-item>
      </text:list>
      <text:p text:style-name="P3"><text:soft-page-break/></text:p>
      <text:p text:style-name="P3">Debido a que la aplicación tiene como propósito hacer sencillo el proceso de toma de notas, la aplicación no posee funciones extras que no complementen el modelo original, por lo que la colaboración entre usuarios es inexistente. Sin embargo, sí que será posible transferir una nota a otro usuario <text:span text:style-name="T2">[NECESITA REVISIÓN!!!]</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504" meta:character-count="3144" meta:non-whitespace-character-count="2659"/>
    <meta:generator>LibreOfficeDev/6.0.5.2$Linux_X86_64 LibreOffice_project/</meta:generator>
  </office:meta>
</office:document-meta>
</file>